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tyles.xml" manifest:media-type="text/xml"/>
  <manifest:file-entry manifest:full-path="Object 22/settings.xml" manifest:media-type="text/xml"/>
  <manifest:file-entry manifest:full-path="Object 22/manifest.rdf" manifest:media-type="application/rdf+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spreadsheet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ca" fo:country="E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language="ca" fo:country="E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language="ca" fo:country="ES" fo:font-weight="normal" officeooo:paragraph-rsid="00138c22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ca" fo:country="ES" fo:font-weight="normal" officeooo:rsid="00172a3a" officeooo:paragraph-rsid="00172a3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language="ca" fo:country="ES" fo:font-weight="bold" officeooo:rsid="00138c22" officeooo:paragraph-rsid="00138c22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language="ca" fo:country="ES" fo:font-style="italic" fo:font-weight="normal" officeooo:rsid="00185977" officeooo:paragraph-rsid="00185977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ca" fo:country="ES" fo:font-style="italic" fo:font-weight="normal" officeooo:rsid="00188fad" officeooo:paragraph-rsid="00188fad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language="ca" fo:country="ES" fo:font-style="italic" style:text-underline-style="solid" style:text-underline-width="auto" style:text-underline-color="font-color" fo:font-weight="normal" officeooo:rsid="00138c22" officeooo:paragraph-rsid="00138c22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master-page-name="Standard">
      <style:paragraph-properties style:page-number="auto"/>
      <style:text-properties fo:font-size="12pt" fo:language="ca" fo:country="ES" style:text-underline-style="solid" style:text-underline-width="auto" style:text-underline-color="font-color" fo:font-weight="bold" officeooo:paragraph-rsid="00138c22" style:font-size-asian="12pt" style:font-weight-asian="bold" style:font-size-complex="12pt" style:font-weight-complex="bold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Header">
      <style:paragraph-properties fo:text-align="end" style:justify-single-word="false"/>
      <style:text-properties fo:font-size="10pt" officeooo:rsid="00138c22" officeooo:paragraph-rsid="00138c22" style:font-size-asian="8.75pt" style:font-size-complex="10pt"/>
    </style:style>
    <style:style style:name="T1" style:family="text">
      <style:text-properties officeooo:rsid="00138c22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94798" style:font-style-asian="normal" style:font-style-complex="normal"/>
    </style:style>
    <style:style style:name="T4" style:family="text">
      <style:text-properties officeooo:rsid="00188fa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Practica 7 d'Empresa: Ratis, Control de situació d'empresa</text:span></text:p>
      <text:p text:style-name="P5">Enunciat:</text:p>
      <text:p text:style-name="P1"><text:span text:style-name="T1">Partint del balanç obtingut a la practica 6 i el compte de resultats obtingut a la practica 5, construir un conjunt de ratis per a estudiar l'evolució de la empresa durant els anys que s'ofereixen.</text:span></text:p>
      <text:p text:style-name="P1"><text:span text:style-name="T1">Has d'intentar identificar els comptes que composen cada rati i calcular-lo cada any.</text:span></text:p>
      <text:p text:style-name="P3"><text:span text:style-name="T1">Posteriorment, estudia la seva evolució al llarg dels anys i treu una conclusió de si l'empresa millora o empitjora.</text:span></text:p>
      <text:p text:style-name="P3"><text:span text:style-name="T1">El capital de la empresa esta composat per 1.000 accions amb un valor nominal de 30€ cadascuna.</text:span></text:p>
      <text:p text:style-name="P1"><text:span text:style-name="T1">Quina és la causa d'aquesta evolució i possibles alternatives? </text:span></text:p>
      <text:p text:style-name="P8">Ratis mínims a considerar:</text:p>
      <text:p text:style-name="P2"><draw:frame draw:style-name="fr1" draw:name="Objeto1" text:anchor-type="as-char" svg:y="-0.619cm" svg:width="7.519cm" svg:height="0.998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2"><draw:frame draw:style-name="fr1" draw:name="Objeto2" text:anchor-type="as-char" svg:y="-0.619cm" svg:width="7.768cm" svg:height="0.998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2"><draw:frame draw:style-name="fr1" draw:name="Objeto3" text:anchor-type="as-char" svg:y="-0.619cm" svg:width="7.602cm" svg:height="0.998cm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2"><draw:frame draw:style-name="fr1" text:anchor-type="as-char" svg:y="-0.619cm" svg:width="13.423cm" svg:height="0.99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2" text:anchor-type="as-char" svg:width="6.939cm" svg:height="0.998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text:anchor-type="as-char" svg:y="-0.619cm" svg:width="14.61cm" svg:height="0.998cm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to4" text:anchor-type="as-char" svg:y="-0.619cm" svg:width="11.964cm" svg:height="0.998cm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<text:soft-page-break/></text:p>
      <text:p text:style-name="P2"><draw:frame draw:style-name="fr1" draw:name="Objeto5" text:anchor-type="as-char" svg:y="-0.619cm" svg:width="9.329cm" svg:height="0.998cm" draw:z-index="7"><draw:object xlink:href="./Object 11" xlink:type="simple" xlink:show="embed" xlink:actuate="onLoad"/><draw:image xlink:href="./ObjectReplacements/Object 11" xlink:type="simple" xlink:show="embed" xlink:actuate="onLoad"/></draw:frame></text:p>
      <text:p text:style-name="P2"><draw:frame draw:style-name="fr1" draw:name="Objeto6" text:anchor-type="as-char" svg:y="-0.619cm" svg:width="10.224cm" svg:height="0.998cm" draw:z-index="8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draw:frame draw:style-name="fr1" draw:name="Objeto7" text:anchor-type="as-char" svg:y="-0.637cm" svg:width="14.466cm" svg:height="1.014cm" draw:z-index="9"><draw:object xlink:href="./Object 13" xlink:type="simple" xlink:show="embed" xlink:actuate="onLoad"/><draw:image xlink:href="./ObjectReplacements/Object 13" xlink:type="simple" xlink:show="embed" xlink:actuate="onLoad"/></draw:frame></text:p>
      <text:p text:style-name="P2"><draw:frame draw:style-name="fr1" draw:name="Objeto8" text:anchor-type="as-char" svg:y="-0.637cm" svg:width="12.878cm" svg:height="1.014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frame draw:style-name="fr1" draw:name="Objeto9" text:anchor-type="as-char" svg:y="-0.621cm" svg:width="13.929cm" svg:height="0.998cm" draw:z-index="11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<draw:frame draw:style-name="fr1" draw:name="Objeto10" text:anchor-type="as-char" svg:y="-0.619cm" svg:width="12cm" svg:height="0.998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1" draw:name="Objeto11" text:anchor-type="as-char" svg:y="-0.619cm" svg:width="6.89cm" svg:height="0.998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1" draw:name="Objeto12" text:anchor-type="as-char" svg:y="-0.619cm" svg:width="11.746cm" svg:height="0.998cm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draw:frame draw:style-name="fr1" draw:name="Objeto13" text:anchor-type="as-char" svg:y="-0.619cm" svg:width="8.634cm" svg:height="0.998cm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<draw:frame draw:style-name="fr1" draw:name="Objeto14" text:anchor-type="as-char" svg:y="-0.619cm" svg:width="12.585cm" svg:height="0.998cm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<draw:frame draw:style-name="fr1" draw:name="Objeto15" text:anchor-type="as-char" svg:y="-0.619cm" svg:width="9.925cm" svg:height="0.998cm" draw:z-index="17"><draw:object xlink:href="./Object 21" xlink:type="simple" xlink:show="embed" xlink:actuate="onLoad"/><draw:image xlink:href="./ObjectReplacements/Object 21" xlink:type="simple" xlink:show="embed" xlink:actuate="onLoad"/></draw:frame></text:p>
      <text:p text:style-name="P2"/>
      <text:p text:style-name="P2"/>
      <text:list xml:id="list1092686478896626901" text:style-name="L1">
        <text:list-item>
          <text:p text:style-name="P4"><text:soft-page-break/>Ratis de la empresa (2009 – 2013):</text:p>
        </text:list-item>
        <text:list-item>
          <text:p text:style-name="P6"><draw:frame draw:style-name="fr3" draw:name="Objeto16" text:anchor-type="paragraph" svg:x="-2.127cm" svg:y="0.048cm" svg:width="18.78cm" svg:height="9.209cm" draw:z-index="18"><draw:object xlink:href="./Object 22" xlink:type="simple" xlink:show="embed" xlink:actuate="onLoad"/><draw:image xlink:href="./ObjectReplacements/Object 22" xlink:type="simple" xlink:show="embed" xlink:actuate="onLoad"/></draw:frame>''L'empresa millora o empitjora? <text:span text:style-name="T4">Quina és la causa d'aquesta evolució i possibles alternatives?''</text:span></text:p>
        </text:list-item>
      </text:list>
      <text:p text:style-name="P7"><text:span text:style-name="T2">Observant l'agrupació de tots aquests ratis, podem veure que, tot i que si que van canviant amb els anys (el tipus de deute passa de esser majoritàriament a llarg termini al 2009 a esser de curt termini, per posar un exemple), en una gran part d'ells podem veure un estancament o equilibri. Aquest equilibri en els ratis </text:span><text:span text:style-name="T3">ens pot indicar diverses coses; podem interpretar que, tot i no prosperar molt, l'empresa manté uns beneficis fixos anuals que la permet sobreviure còmodament, però per altra banda, si observem els beneficis i els deutes, podem interpretar que la empresa cada cop es veu més ofegada en els deutes, sense percebre un creixement en els beneficis que ho contrarest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38c22" officeooo:paragraph-rsid="00138c22" style:font-size-asian="8.75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stor Prieto DehghanPour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C</meta:initial-creator>
    <meta:editing-cycles>12</meta:editing-cycles>
    <meta:print-date>2014-05-10T09:46:00</meta:print-date>
    <meta:creation-date>2014-05-10T09:48:00</meta:creation-date>
    <dc:date>2015-05-21T16:00:17.122000000</dc:date>
    <meta:editing-duration>PT1H23M41S</meta:editing-duration>
    <meta:generator>LibreOffice/4.3.5.2$Windows_x86 LibreOffice_project/3a87456aaa6a95c63eea1c1b3201acedf0751bd5</meta:generator>
    <meta:document-statistic meta:table-count="0" meta:image-count="0" meta:object-count="19" meta:page-count="3" meta:paragraph-count="31" meta:word-count="247" meta:character-count="1492" meta:non-whitespace-character-count="1257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Beneficio</mi>
      <mi mathvariant="italic">Neto</mi>
      <mi mathvariant="italic">sobre</mi>
      <mrow>
        <mi mathvariant="italic">ventas</mi>
        <mo stretchy="false">=</mo>
        <mfrac>
          <mrow>
            <mi mathvariant="italic">Beneficio</mi>
            <mi mathvariant="italic">Neto</mi>
          </mrow>
          <mi mathvariant="italic">Ventas</mi>
        </mfrac>
        <mo stretchy="false">=</mo>
        <mfrac>
          <mrow>
            <mi mathvariant="italic">Beneficio</mi>
            <mi mathvariant="italic">despues</mi>
            <mi mathvariant="italic">de</mi>
            <mi mathvariant="italic">impuestos</mi>
          </mrow>
          <mrow>
            <mi mathvariant="italic">Importe</mi>
            <mi mathvariant="italic">de</mi>
            <mi mathvariant="italic">las</mi>
            <mi mathvariant="italic">ventas</mi>
          </mrow>
        </mfrac>
      </mrow>
    </mrow>
    <annotation encoding="StarMath 5.0">Beneficio   Neto   sobre   ventas = {Beneficio   Neto} over {Ventas} = {Beneficio   despues   de   impuestos} over {Importe   de   las   ventas}</annotation>
  </semantics>
</math>
</file>

<file path=Object 10/content.xml><?xml version="1.0" encoding="utf-8"?>
<math xmlns="http://www.w3.org/1998/Math/MathML" display="block">
  <semantics>
    <mrow>
      <mi mathvariant="italic">Margen</mi>
      <mrow>
        <mi mathvariant="italic">Operativo</mi>
        <mo stretchy="false">=</mo>
        <mfrac>
          <mi mathvariant="italic">BAII</mi>
          <mi mathvariant="italic">Ventas</mi>
        </mfrac>
        <mo stretchy="false">=</mo>
        <mfrac>
          <mrow>
            <mi mathvariant="italic">Beneficios</mi>
            <mi mathvariant="italic">antes</mi>
            <mi mathvariant="italic">de</mi>
            <mi mathvariant="italic">impuestos</mi>
            <mi>y</mi>
            <mi mathvariant="italic">tributos</mi>
          </mrow>
          <mi mathvariant="italic">Ventas</mi>
        </mfrac>
      </mrow>
    </mrow>
    <annotation encoding="StarMath 5.0">Margen Operativo = { BAII } over { Ventas } = { Beneficios antes de impuestos y tributos } over { Ventas }</annotation>
  </semantics>
</math>
</file>

<file path=Object 11/content.xml><?xml version="1.0" encoding="utf-8"?>
<math xmlns="http://www.w3.org/1998/Math/MathML" display="block">
  <semantics>
    <mrow>
      <mi mathvariant="italic">Endeudamiento</mi>
      <mi>a</mi>
      <mi mathvariant="italic">corto</mi>
      <mrow>
        <mi mathvariant="italic">plazo</mi>
        <mo stretchy="false">=</mo>
        <mrow>
          <mfrac>
            <mrow>
              <mi mathvariant="italic">Pasivo</mi>
              <mi mathvariant="italic">corriente</mi>
            </mrow>
            <mrow>
              <mi mathvariant="italic">Patrimonio</mi>
              <mi mathvariant="italic">neto</mi>
            </mrow>
          </mfrac>
          <mo stretchy="false">×</mo>
          <mn>100</mn>
        </mrow>
      </mrow>
    </mrow>
    <annotation encoding="StarMath 5.0">Endeudamiento a corto plazo = { Pasivo corriente } over { Patrimonio neto } times { 100 } </annotation>
  </semantics>
</math>
</file>

<file path=Object 12/content.xml><?xml version="1.0" encoding="utf-8"?>
<math xmlns="http://www.w3.org/1998/Math/MathML" display="block">
  <semantics>
    <mrow>
      <mi mathvariant="italic">Endeudamiento</mi>
      <mi>a</mi>
      <mi mathvariant="italic">largo</mi>
      <mrow>
        <mi mathvariant="italic">plazo</mi>
        <mo stretchy="false">=</mo>
        <mrow>
          <mfrac>
            <mrow>
              <mi mathvariant="italic">Pasivo</mi>
              <mrow>
                <mi mathvariant="italic">No</mi>
                <mo stretchy="false">−</mo>
                <mi mathvariant="italic">corriente</mi>
              </mrow>
            </mrow>
            <mrow>
              <mi mathvariant="italic">Patrimonio</mi>
              <mi mathvariant="italic">neto</mi>
            </mrow>
          </mfrac>
          <mo stretchy="false">×</mo>
          <mn>100</mn>
        </mrow>
      </mrow>
    </mrow>
    <annotation encoding="StarMath 5.0">Endeudamiento a largo plazo = { Pasivo No-corriente } over { Patrimonio neto } times {100}</annotation>
  </semantics>
</math>
</file>

<file path=Object 13/content.xml><?xml version="1.0" encoding="utf-8"?>
<math xmlns="http://www.w3.org/1998/Math/MathML" display="block">
  <semantics>
    <mrow>
      <mi mathvariant="italic">Endeudamiento</mi>
      <mo stretchy="false">=</mo>
      <mrow>
        <mfrac>
          <mrow>
            <mi mathvariant="italic">Exigible</mi>
            <mi mathvariant="italic">total</mi>
          </mrow>
          <mrow>
            <mi mathvariant="italic">Pasivo</mi>
            <mi mathvariant="italic">total</mi>
          </mrow>
        </mfrac>
        <mo stretchy="false">×</mo>
        <mn>100</mn>
      </mrow>
      <mo stretchy="false">=</mo>
      <mrow>
        <mfrac>
          <mrow>
            <mi mathvariant="italic">Acreedores</mi>
            <mrow>
              <mo fence="true" stretchy="false">(</mo>
              <mrow>
                <mrow>
                  <mi mathvariant="italic">corto</mi>
                  <mrow>
                    <mi mathvariant="italic">plazo</mi>
                    <mo stretchy="false">+</mo>
                    <mi mathvariant="italic">largo</mi>
                  </mrow>
                  <mi mathvariant="italic">plazo</mi>
                </mrow>
              </mrow>
              <mo fence="true" stretchy="false">)</mo>
            </mrow>
          </mrow>
          <mrow>
            <mi mathvariant="italic">Pasivo</mi>
            <mi mathvariant="italic">total</mi>
          </mrow>
        </mfrac>
        <mo stretchy="false">×</mo>
        <mn>100</mn>
      </mrow>
    </mrow>
    <annotation encoding="StarMath 5.0">Endeudamiento = { Exigible total } over { Pasivo total } times { 100 } = { Acreedores (corto plazo + largo plazo) } over { Pasivo total } times { 100 }</annotation>
  </semantics>
</math>
</file>

<file path=Object 14/content.xml><?xml version="1.0" encoding="utf-8"?>
<math xmlns="http://www.w3.org/1998/Math/MathML" display="block">
  <semantics>
    <mrow>
      <mi mathvariant="italic">Rendimiento</mi>
      <mi mathvariant="italic">del</mi>
      <mi mathvariant="italic">capital</mi>
      <mrow>
        <mi mathvariant="italic">desembolsado</mi>
        <mo stretchy="false">=</mo>
        <mfrac>
          <mrow>
            <mi mathvariant="italic">Beneficio</mi>
            <mi mathvariant="italic">antes</mi>
            <mi mathvariant="italic">de</mi>
            <mi mathvariant="italic">impuestos</mi>
            <mrow>
              <mo fence="true" stretchy="false">(</mo>
              <mrow>
                <mi mathvariant="italic">BAI</mi>
              </mrow>
              <mo fence="true" stretchy="false">)</mo>
            </mrow>
          </mrow>
          <mrow>
            <mi mathvariant="italic">Capital</mi>
            <mi mathvariant="italic">desembolsado</mi>
          </mrow>
        </mfrac>
      </mrow>
    </mrow>
    <annotation encoding="StarMath 5.0">Rendimiento del capital desembolsado = { Beneficio antes de impuestos (BAI) } over { Capital desembolsado }</annotation>
  </semantics>
</math>
</file>

<file path=Object 15/content.xml><?xml version="1.0" encoding="utf-8"?>
<math xmlns="http://www.w3.org/1998/Math/MathML" display="block">
  <semantics>
    <mrow>
      <mi mathvariant="italic">Rendimiento</mi>
      <mi mathvariant="italic">sobre</mi>
      <mi mathvariant="italic">los</mi>
      <mrow>
        <mi mathvariant="italic">activos</mi>
        <mo stretchy="false">=</mo>
        <mfrac>
          <mrow>
            <mi mathvariant="italic">Resultado</mi>
            <mi mathvariant="italic">neto</mi>
          </mrow>
          <mrow>
            <mi mathvariant="italic">Activo</mi>
            <mi mathvariant="italic">total</mi>
          </mrow>
        </mfrac>
        <mo stretchy="false">=</mo>
        <mfrac>
          <mrow>
            <mi mathvariant="italic">Utilidad</mi>
            <mrow>
              <mi mathvariant="italic">neta</mi>
              <mo stretchy="false">+</mo>
              <mi mathvariant="italic">Carga</mi>
            </mrow>
            <mi mathvariant="italic">financiera</mi>
          </mrow>
          <mrow>
            <mi mathvariant="italic">Activo</mi>
            <mi mathvariant="italic">total</mi>
          </mrow>
        </mfrac>
      </mrow>
    </mrow>
    <annotation encoding="StarMath 5.0">Rendimiento sobre los activos = { Resultado neto } over { Activo total } = { Utilidad neta + Carga financiera } over { Activo total }</annotation>
  </semantics>
</math>
</file>

<file path=Object 16/content.xml><?xml version="1.0" encoding="utf-8"?>
<math xmlns="http://www.w3.org/1998/Math/MathML" display="block">
  <semantics>
    <mrow>
      <mi mathvariant="italic">Razón</mi>
      <mi mathvariant="italic">gastos</mi>
      <mi mathvariant="italic">financieros</mi>
      <mi mathvariant="italic">sobre</mi>
      <mrow>
        <mi mathvariant="italic">ventas</mi>
        <mo stretchy="false">=</mo>
        <mrow>
          <mfrac>
            <mrow>
              <mi mathvariant="italic">Total</mi>
              <mi mathvariant="italic">gastos</mi>
              <mi mathvariant="italic">financieros</mi>
            </mrow>
            <mrow>
              <mi mathvariant="italic">Ventas</mi>
              <mi mathvariant="italic">totales</mi>
            </mrow>
          </mfrac>
          <mo stretchy="false">×</mo>
          <mn>100</mn>
        </mrow>
      </mrow>
    </mrow>
    <annotation encoding="StarMath 5.0">Razón gastos financieros sobre ventas = { Total gastos financieros } over  { Ventas totales } times { 100 }</annotation>
  </semantics>
</math>
</file>

<file path=Object 17/content.xml><?xml version="1.0" encoding="utf-8"?>
<math xmlns="http://www.w3.org/1998/Math/MathML" display="block">
  <semantics>
    <mrow>
      <mi mathvariant="italic">Rotación</mi>
      <mi mathvariant="italic">total</mi>
      <mi mathvariant="italic">de</mi>
      <mrow>
        <mi mathvariant="italic">activos</mi>
        <mo stretchy="false">=</mo>
        <mfrac>
          <mi mathvariant="italic">Ventas</mi>
          <mrow>
            <mi mathvariant="italic">Total</mi>
            <mi mathvariant="italic">activos</mi>
          </mrow>
        </mfrac>
      </mrow>
    </mrow>
    <annotation encoding="StarMath 5.0">Rotación total de activos = { Ventas } over { Total activos }</annotation>
  </semantics>
</math>
</file>

<file path=Object 18/content.xml><?xml version="1.0" encoding="utf-8"?>
<math xmlns="http://www.w3.org/1998/Math/MathML" display="block">
  <semantics>
    <mrow>
      <mi mathvariant="italic">Deuda</mi>
      <mi mathvariant="italic">con</mi>
      <mi mathvariant="italic">coste</mi>
      <mi mathvariant="italic">sobre</mi>
      <mi mathvariant="italic">pasivo</mi>
      <mrow>
        <mi mathvariant="italic">total</mi>
        <mo stretchy="false">=</mo>
        <mrow>
          <mfrac>
            <mrow>
              <mi mathvariant="italic">Recursos</mi>
              <mi mathvariant="italic">ajenos</mi>
              <mi mathvariant="italic">con</mi>
              <mi mathvariant="italic">coste</mi>
            </mrow>
            <mrow>
              <mi mathvariant="italic">Pasivo</mi>
              <mi mathvariant="italic">total</mi>
            </mrow>
          </mfrac>
          <mo stretchy="false">×</mo>
          <mn>100</mn>
        </mrow>
      </mrow>
    </mrow>
    <annotation encoding="StarMath 5.0">Deuda con coste sobre pasivo total = { Recursos ajenos con coste } over { Pasivo total } times { 100 }</annotation>
  </semantics>
</math>
</file>

<file path=Object 19/content.xml><?xml version="1.0" encoding="utf-8"?>
<math xmlns="http://www.w3.org/1998/Math/MathML" display="block">
  <semantics>
    <mrow>
      <mrow>
        <mi mathvariant="italic">Cash</mi>
        <mo stretchy="false">−</mo>
        <mi mathvariant="italic">Flow</mi>
      </mrow>
      <mi mathvariant="italic">sobre</mi>
      <mrow>
        <mi mathvariant="italic">deuda</mi>
        <mo stretchy="false">=</mo>
        <mrow>
          <mfrac>
            <mrow>
              <mi mathvariant="italic">Flujo</mi>
              <mi mathvariant="italic">de</mi>
              <mi mathvariant="italic">efectivo</mi>
            </mrow>
            <mi mathvariant="italic">Deuda</mi>
          </mfrac>
          <mo stretchy="false">×</mo>
          <mn>100</mn>
        </mrow>
      </mrow>
    </mrow>
    <annotation encoding="StarMath 5.0">Cash-Flow sobre deuda = { Flujo de efectivo } over { Deuda } times { 100 }</annotation>
  </semantics>
</math>
</file>

<file path=Object 20/content.xml><?xml version="1.0" encoding="utf-8"?>
<math xmlns="http://www.w3.org/1998/Math/MathML" display="block">
  <semantics>
    <mrow>
      <mi mathvariant="italic">Tasa</mi>
      <mi mathvariant="italic">de</mi>
      <mrow>
        <mi mathvariant="italic">amortización</mi>
        <mo stretchy="false">=</mo>
        <mrow>
          <mfrac>
            <mrow>
              <mi mathvariant="italic">Dotación</mi>
              <mi mathvariant="italic">por</mi>
              <mi mathvariant="italic">amortización</mi>
              <mi mathvariant="italic">del</mi>
              <mi mathvariant="italic">inmovilizado</mi>
            </mrow>
            <mrow>
              <mi mathvariant="italic">Inmovilizado</mi>
              <mi mathvariant="italic">total</mi>
            </mrow>
          </mfrac>
          <mo stretchy="false">×</mo>
          <mn>100</mn>
        </mrow>
      </mrow>
    </mrow>
    <annotation encoding="StarMath 5.0">Tasa de amortización = { Dotación por amortización del inmovilizado } over { Inmovilizado total } times { 100 }</annotation>
  </semantics>
</math>
</file>

<file path=Object 21/content.xml><?xml version="1.0" encoding="utf-8"?>
<math xmlns="http://www.w3.org/1998/Math/MathML" display="block">
  <semantics>
    <mrow>
      <mi mathvariant="italic">Gastos</mi>
      <mi mathvariant="italic">financieros</mi>
      <mi mathvariant="italic">sobre</mi>
      <mrow>
        <mi mathvariant="italic">BAIT</mi>
        <mo stretchy="false">=</mo>
        <mrow>
          <mfrac>
            <mrow>
              <mi mathvariant="italic">Gastos</mi>
              <mi mathvariant="italic">financieros</mi>
            </mrow>
            <mi mathvariant="italic">BAIT</mi>
          </mfrac>
          <mo stretchy="false">×</mo>
          <mn>100</mn>
        </mrow>
      </mrow>
    </mrow>
    <annotation encoding="StarMath 5.0">Gastos financieros sobre BAIT = { Gastos financieros } over { BAIT } times { 100 }</annotation>
  </semantics>
</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07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Default">
      <style:table-cell-properties fo:background-color="transparent" fo:border="0.06pt solid #000000" style:rotation-align="none"/>
      <style:text-properties fo:font-style="italic" style:font-style-asian="italic" style:font-style-complex="italic"/>
    </style:style>
    <style:style style:name="ce5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14">
      <style:table-cell-properties fo:background-color="transparent" fo:border="0.06pt solid #000000" style:rotation-align="none"/>
    </style:style>
    <style:style style:name="ce9" style:family="table-cell" style:parent-style-name="Default">
      <style:table-cell-properties style:diagonal-bl-tr="none" style:diagonal-tl-br="none" fo:background-color="transparent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unciado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42">
          <table:table-cell table:number-columns-repeated="6"/>
        </table:table-row>
        <table:table-row table:style-name="ro1">
          <table:table-cell table:style-name="ce1" office:value-type="string" calcext:value-type="string">
            <text:p>RATIOS DE EMPRESA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1">
          <table:table-cell table:style-name="ce2" office:value-type="string" calcext:value-type="string">
            <text:p>Beneficio por acción (€)</text:p>
          </table:table-cell>
          <table:table-cell table:style-name="ce7" office:value-type="float" office:value="98.82835" calcext:value-type="float">
            <text:p>98,82835</text:p>
          </table:table-cell>
          <table:table-cell table:style-name="ce7" office:value-type="float" office:value="79.65394" calcext:value-type="float">
            <text:p>79,65394</text:p>
          </table:table-cell>
          <table:table-cell table:style-name="ce7" office:value-type="float" office:value="37.22811" calcext:value-type="float">
            <text:p>37,22811</text:p>
          </table:table-cell>
          <table:table-cell table:style-name="ce7" office:value-type="float" office:value="63.89268" calcext:value-type="float">
            <text:p>63,89268</text:p>
          </table:table-cell>
          <table:table-cell table:style-name="ce7" office:value-type="float" office:value="132.19629" calcext:value-type="float">
            <text:p>132,19629</text:p>
          </table:table-cell>
        </table:table-row>
        <table:table-row table:style-name="ro1">
          <table:table-cell table:style-name="ce2" office:value-type="string" calcext:value-type="string">
            <text:p>Cash-Flow por acción (%)</text:p>
          </table:table-cell>
          <table:table-cell table:style-name="ce7" office:value-type="float" office:value="329427.833333333" calcext:value-type="float">
            <text:p>329427,833333333</text:p>
          </table:table-cell>
          <table:table-cell table:style-name="ce7" office:value-type="float" office:value="265513.133333333" calcext:value-type="float">
            <text:p>265513,133333333</text:p>
          </table:table-cell>
          <table:table-cell table:style-name="ce7" office:value-type="float" office:value="124093.7" calcext:value-type="float">
            <text:p>124093,7</text:p>
          </table:table-cell>
          <table:table-cell table:style-name="ce7" office:value-type="float" office:value="212975.6" calcext:value-type="float">
            <text:p>212975,6</text:p>
          </table:table-cell>
          <table:table-cell table:style-name="ce7" office:value-type="float" office:value="440654.3" calcext:value-type="float">
            <text:p>440654,3</text:p>
          </table:table-cell>
        </table:table-row>
        <table:table-row table:style-name="ro1">
          <table:table-cell table:style-name="ce2" office:value-type="string" calcext:value-type="string">
            <text:p>Rentabilidad de las ventas</text:p>
          </table:table-cell>
          <table:table-cell table:style-name="ce7" office:value-type="float" office:value="1.59612282485671" calcext:value-type="float">
            <text:p>1,5961228249</text:p>
          </table:table-cell>
          <table:table-cell table:style-name="ce7" office:value-type="float" office:value="3.75567401701922" calcext:value-type="float">
            <text:p>3,755674017</text:p>
          </table:table-cell>
          <table:table-cell table:style-name="ce7" office:value-type="float" office:value="2.03413398755307" calcext:value-type="float">
            <text:p>2,0341339876</text:p>
          </table:table-cell>
          <table:table-cell table:style-name="ce7" office:value-type="float" office:value="1.44086532184027" calcext:value-type="float">
            <text:p>1,4408653218</text:p>
          </table:table-cell>
          <table:table-cell table:style-name="ce7" office:value-type="float" office:value="1.11262936257426" calcext:value-type="float">
            <text:p>1,1126293626</text:p>
          </table:table-cell>
        </table:table-row>
        <table:table-row table:style-name="ro1">
          <table:table-cell table:style-name="ce2" office:value-type="string" calcext:value-type="string">
            <text:p>Beneficio neto sobre ventas</text:p>
          </table:table-cell>
          <table:table-cell table:style-name="ce7" office:value-type="float" office:value="1.59612282485671" calcext:value-type="float">
            <text:p>1,5961228249</text:p>
          </table:table-cell>
          <table:table-cell table:style-name="ce7" office:value-type="float" office:value="3.75567401701922" calcext:value-type="float">
            <text:p>3,755674017</text:p>
          </table:table-cell>
          <table:table-cell table:style-name="ce7" office:value-type="float" office:value="2.03413398755307" calcext:value-type="float">
            <text:p>2,0341339876</text:p>
          </table:table-cell>
          <table:table-cell table:style-name="ce7" office:value-type="float" office:value="1.44086532184027" calcext:value-type="float">
            <text:p>1,4408653218</text:p>
          </table:table-cell>
          <table:table-cell table:style-name="ce7" office:value-type="float" office:value="1.11262936257426" calcext:value-type="float">
            <text:p>1,1126293626</text:p>
          </table:table-cell>
        </table:table-row>
        <table:table-row table:style-name="ro1">
          <table:table-cell table:style-name="ce3" office:value-type="string" calcext:value-type="string">
            <text:p>Rentabilidad económica</text:p>
          </table:table-cell>
          <table:table-cell table:style-name="ce8" office:value-type="float" office:value="0.844274140210793" calcext:value-type="float">
            <text:p>1 </text:p>
          </table:table-cell>
          <table:table-cell table:style-name="ce8" office:value-type="float" office:value="0.803803533291058" calcext:value-type="float">
            <text:p>1 </text:p>
          </table:table-cell>
          <table:table-cell table:style-name="ce8" office:value-type="float" office:value="0.611099128166944" calcext:value-type="float">
            <text:p>1 </text:p>
          </table:table-cell>
          <table:table-cell table:style-name="ce8" office:value-type="float" office:value="0.597157540916988" calcext:value-type="float">
            <text:p>1 </text:p>
          </table:table-cell>
          <table:table-cell table:style-name="ce8" office:value-type="float" office:value="0.8611052341816" calcext:value-type="float">
            <text:p>1 </text:p>
          </table:table-cell>
        </table:table-row>
        <table:table-row table:style-name="ro1">
          <table:table-cell table:style-name="ce4" office:value-type="string" calcext:value-type="string">
            <text:p>Rentabilidad empresa</text:p>
          </table:table-cell>
          <table:table-cell table:style-name="ce8" office:value-type="float" office:value="0.844274140210793" calcext:value-type="float">
            <text:p>1 </text:p>
          </table:table-cell>
          <table:table-cell table:style-name="ce8" office:value-type="float" office:value="0.803803533291058" calcext:value-type="float">
            <text:p>1 </text:p>
          </table:table-cell>
          <table:table-cell table:style-name="ce8" office:value-type="float" office:value="0.611099128166944" calcext:value-type="float">
            <text:p>1 </text:p>
          </table:table-cell>
          <table:table-cell table:style-name="ce8" office:value-type="float" office:value="0.597157540916988" calcext:value-type="float">
            <text:p>1 </text:p>
          </table:table-cell>
          <table:table-cell table:style-name="ce8" office:value-type="float" office:value="0.8611052341816" calcext:value-type="float">
            <text:p>1 </text:p>
          </table:table-cell>
        </table:table-row>
        <table:table-row table:style-name="ro1">
          <table:table-cell table:style-name="ce4" office:value-type="string" calcext:value-type="string">
            <text:p>Margen operativo</text:p>
          </table:table-cell>
          <table:table-cell table:style-name="ce8" office:value-type="float" office:value="1.59612282485671" calcext:value-type="float">
            <text:p>2 </text:p>
          </table:table-cell>
          <table:table-cell table:style-name="ce8" office:value-type="float" office:value="3.75567401701922" calcext:value-type="float">
            <text:p>4 </text:p>
          </table:table-cell>
          <table:table-cell table:style-name="ce8" office:value-type="float" office:value="2.03413398755307" calcext:value-type="float">
            <text:p>2 </text:p>
          </table:table-cell>
          <table:table-cell table:style-name="ce8" office:value-type="float" office:value="1.44086532184027" calcext:value-type="float">
            <text:p>1 </text:p>
          </table:table-cell>
          <table:table-cell table:style-name="ce8" office:value-type="float" office:value="1.11262936257426" calcext:value-type="float">
            <text:p>1 </text:p>
          </table:table-cell>
        </table:table-row>
        <table:table-row table:style-name="ro1">
          <table:table-cell table:style-name="ce3" office:value-type="string" calcext:value-type="string">
            <text:p>Endeudamiento a corto plazo (%)</text:p>
          </table:table-cell>
          <table:table-cell table:style-name="ce8" office:value-type="float" office:value="76.6132556200548" calcext:value-type="float">
            <text:p>77 </text:p>
          </table:table-cell>
          <table:table-cell table:style-name="ce8" office:value-type="float" office:value="65.4324265795407" calcext:value-type="float">
            <text:p>65 </text:p>
          </table:table-cell>
          <table:table-cell table:style-name="ce8" office:value-type="float" office:value="46.2165719661077" calcext:value-type="float">
            <text:p>46 </text:p>
          </table:table-cell>
          <table:table-cell table:style-name="ce8" office:value-type="float" office:value="62.9111003692072" calcext:value-type="float">
            <text:p>63 </text:p>
          </table:table-cell>
          <table:table-cell table:style-name="ce8" office:value-type="float" office:value="100.265347260809" calcext:value-type="float">
            <text:p>100 </text:p>
          </table:table-cell>
        </table:table-row>
        <table:table-row table:style-name="ro1">
          <table:table-cell table:style-name="ce3" office:value-type="string" calcext:value-type="string">
            <text:p>Endeudamiento a largo plazo (%)</text:p>
          </table:table-cell>
          <table:table-cell table:style-name="ce8" office:value-type="float" office:value="86.0999238053772" calcext:value-type="float">
            <text:p>86 </text:p>
          </table:table-cell>
          <table:table-cell table:style-name="ce8" office:value-type="float" office:value="57.1816050557522" calcext:value-type="float">
            <text:p>57 </text:p>
          </table:table-cell>
          <table:table-cell table:style-name="ce8" office:value-type="float" office:value="28.714541847999" calcext:value-type="float">
            <text:p>29 </text:p>
          </table:table-cell>
          <table:table-cell table:style-name="ce8" office:value-type="float" office:value="16.7958886351963" calcext:value-type="float">
            <text:p>17 </text:p>
          </table:table-cell>
          <table:table-cell table:style-name="ce8" office:value-type="float" office:value="13.953894657584" calcext:value-type="float">
            <text:p>14 </text:p>
          </table:table-cell>
        </table:table-row>
        <table:table-row table:style-name="ro1">
          <table:table-cell table:style-name="ce3" office:value-type="string" calcext:value-type="string">
            <text:p>Endeudamiento (%)</text:p>
          </table:table-cell>
          <table:table-cell table:style-name="ce8" office:value-type="float" office:value="61.9356744040381" calcext:value-type="float">
            <text:p>62 </text:p>
          </table:table-cell>
          <table:table-cell table:style-name="ce8" office:value-type="float" office:value="55.079201762165" calcext:value-type="float">
            <text:p>55 </text:p>
          </table:table-cell>
          <table:table-cell table:style-name="ce8" office:value-type="float" office:value="42.8346405509848" calcext:value-type="float">
            <text:p>43 </text:p>
          </table:table-cell>
          <table:table-cell table:style-name="ce8" office:value-type="float" office:value="44.353861497535" calcext:value-type="float">
            <text:p>44 </text:p>
          </table:table-cell>
          <table:table-cell table:style-name="ce8" office:value-type="float" office:value="27.4053389501725" calcext:value-type="float">
            <text:p>27 </text:p>
          </table:table-cell>
        </table:table-row>
        <table:table-row table:style-name="ro1">
          <table:table-cell table:style-name="ce3" office:value-type="string" calcext:value-type="string">
            <text:p>Rendimiento del capital desembolsado</text:p>
          </table:table-cell>
          <table:table-cell table:style-name="ce8" office:value-type="float" office:value="2.21802322645513" calcext:value-type="float">
            <text:p>2 </text:p>
          </table:table-cell>
          <table:table-cell table:style-name="ce8" office:value-type="float" office:value="1.78937945188616" calcext:value-type="float">
            <text:p>2 </text:p>
          </table:table-cell>
          <table:table-cell table:style-name="ce8" office:value-type="float" office:value="1.06898812251691" calcext:value-type="float">
            <text:p>1 </text:p>
          </table:table-cell>
          <table:table-cell table:style-name="ce8" office:value-type="float" office:value="1.07313433788424" calcext:value-type="float">
            <text:p>1 </text:p>
          </table:table-cell>
          <table:table-cell table:style-name="ce8" office:value-type="float" office:value="1.84465310478342" calcext:value-type="float">
            <text:p>2 </text:p>
          </table:table-cell>
        </table:table-row>
        <table:table-row table:style-name="ro1">
          <table:table-cell table:style-name="ce4" office:value-type="string" calcext:value-type="string">
            <text:p>Rendimiento sobre los activos</text:p>
          </table:table-cell>
          <table:table-cell table:style-name="ce8" office:value-type="float" office:value="0.380642605605226" calcext:value-type="float">
            <text:p>0 </text:p>
          </table:table-cell>
          <table:table-cell table:style-name="ce8" office:value-type="float" office:value="0.44920798237835" calcext:value-type="float">
            <text:p>0 </text:p>
          </table:table-cell>
          <table:table-cell table:style-name="ce8" office:value-type="float" office:value="0.571661289115284" calcext:value-type="float">
            <text:p>1 </text:p>
          </table:table-cell>
          <table:table-cell table:style-name="ce8" office:value-type="float" office:value="0.556461124983037" calcext:value-type="float">
            <text:p>1 </text:p>
          </table:table-cell>
          <table:table-cell table:style-name="ce8" office:value-type="float" office:value="0.466811473630811" calcext:value-type="float">
            <text:p>0 </text:p>
          </table:table-cell>
        </table:table-row>
        <table:table-row table:style-name="ro1">
          <table:table-cell table:style-name="ce4" office:value-type="string" calcext:value-type="string">
            <text:p>Razón gastos financieros sobre ventas (%)</text:p>
          </table:table-cell>
          <table:table-cell table:style-name="ce8" office:value-type="float" office:value="3413653" calcext:value-type="float">
            <text:p>3.413.653 </text:p>
          </table:table-cell>
          <table:table-cell table:style-name="ce8" office:value-type="float" office:value="2728114" calcext:value-type="float">
            <text:p>2.728.114 </text:p>
          </table:table-cell>
          <table:table-cell table:style-name="ce8" office:value-type="float" office:value="1530455.61529257" calcext:value-type="float">
            <text:p>1.530.456 </text:p>
          </table:table-cell>
          <table:table-cell table:style-name="ce8" office:value-type="float" office:value="3626430.68805165" calcext:value-type="float">
            <text:p>3.626.431 </text:p>
          </table:table-cell>
          <table:table-cell table:style-name="ce8" office:value-type="float" office:value="3018749" calcext:value-type="float">
            <text:p>3.018.749 </text:p>
          </table:table-cell>
        </table:table-row>
        <table:table-row table:style-name="ro1">
          <table:table-cell table:style-name="ce4" office:value-type="string" calcext:value-type="string">
            <text:p>Rotación de activos (veces)</text:p>
          </table:table-cell>
          <table:table-cell table:style-name="ce8" office:value-type="float" office:value="0.528953115050269" calcext:value-type="float">
            <text:p>1 </text:p>
          </table:table-cell>
          <table:table-cell table:style-name="ce8" office:value-type="float" office:value="0.214023775665444" calcext:value-type="float">
            <text:p>0 </text:p>
          </table:table-cell>
          <table:table-cell table:style-name="ce8" office:value-type="float" office:value="0.300422259254444" calcext:value-type="float">
            <text:p>0 </text:p>
          </table:table-cell>
          <table:table-cell table:style-name="ce8" office:value-type="float" office:value="0.414443690097489" calcext:value-type="float">
            <text:p>0 </text:p>
          </table:table-cell>
          <table:table-cell table:style-name="ce8" office:value-type="float" office:value="0.773937182629522" calcext:value-type="float">
            <text:p>1 </text:p>
          </table:table-cell>
        </table:table-row>
        <table:table-row table:style-name="ro1">
          <table:table-cell table:style-name="ce5" office:value-type="string" calcext:value-type="string">
            <text:p>Deuda con coste sobre pasivo total (%)</text:p>
          </table:table-cell>
          <table:table-cell table:style-name="ce9" office:value-type="float" office:value="813080.62666199" calcext:value-type="float">
            <text:p>813080,62666199</text:p>
          </table:table-cell>
          <table:table-cell table:style-name="ce9" office:value-type="float" office:value="1253770.69188591" calcext:value-type="float">
            <text:p>1253770,69188591</text:p>
          </table:table-cell>
          <table:table-cell table:style-name="ce9" office:value-type="float" office:value="1555708.1088969" calcext:value-type="float">
            <text:p>1555708,1088969</text:p>
          </table:table-cell>
          <table:table-cell table:style-name="ce9" office:value-type="float" office:value="2792402.03561618" calcext:value-type="float">
            <text:p>2792402,03561618</text:p>
          </table:table-cell>
          <table:table-cell table:style-name="ce9" office:value-type="float" office:value="6321396.06431998" calcext:value-type="float">
            <text:p>6321396,06431998</text:p>
          </table:table-cell>
        </table:table-row>
        <table:table-row table:style-name="ro1">
          <table:table-cell table:style-name="ce5" office:value-type="string" calcext:value-type="string">
            <text:p>Cash-Flow sobre deuda (%)</text:p>
          </table:table-cell>
          <table:table-cell table:style-name="ce9" office:value-type="float" office:value="1.36314909111072" calcext:value-type="float">
            <text:p>1,3631490911</text:p>
          </table:table-cell>
          <table:table-cell table:style-name="ce9" office:value-type="float" office:value="1.45935944526198" calcext:value-type="float">
            <text:p>1,4593594453</text:p>
          </table:table-cell>
          <table:table-cell table:style-name="ce9" office:value-type="float" office:value="1.42662782935393" calcext:value-type="float">
            <text:p>1,4266278294</text:p>
          </table:table-cell>
          <table:table-cell table:style-name="ce9" office:value-type="float" office:value="1.34634911102331" calcext:value-type="float">
            <text:p>1,346349111</text:p>
          </table:table-cell>
          <table:table-cell table:style-name="ce9" office:value-type="float" office:value="1.61501081061402" calcext:value-type="float">
            <text:p>1,6150108106</text:p>
          </table:table-cell>
        </table:table-row>
        <table:table-row table:style-name="ro1">
          <table:table-cell table:style-name="ce5" office:value-type="string" calcext:value-type="string">
            <text:p>Tasa de amortización (%)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4056435593658" calcext:value-type="float">
            <text:p>0,0140564356</text:p>
          </table:table-cell>
          <table:table-cell table:style-name="ce9" office:value-type="float" office:value="0.134848709321913" calcext:value-type="float">
            <text:p>0,1348487093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Gastos financieros sobre BAIT (%)</text:p>
          </table:table-cell>
          <table:table-cell table:style-name="ce9" office:value-type="float" office:value="0.345412323488149" calcext:value-type="float">
            <text:p>0,3454123235</text:p>
          </table:table-cell>
          <table:table-cell table:style-name="ce9" office:value-type="float" office:value="0.342495801212093" calcext:value-type="float">
            <text:p>0,3424958012</text:p>
          </table:table-cell>
          <table:table-cell table:style-name="ce9" office:value-type="float" office:value="0.428874310299395" calcext:value-type="float">
            <text:p>0,4288743103</text:p>
          </table:table-cell>
          <table:table-cell table:style-name="ce9" office:value-type="float" office:value="0.586236952339454" calcext:value-type="float">
            <text:p>0,5862369523</text:p>
          </table:table-cell>
          <table:table-cell table:style-name="ce9" office:value-type="float" office:value="0.228353533975878" calcext:value-type="float">
            <text:p>0,228353534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8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8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8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5:52:09.2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i mathvariant="italic">Rentabilidad</mi>
      <mi mathvariant="italic">econ</mi>
      <mi>ó</mi>
      <mrow>
        <mi mathvariant="italic">mica</mi>
        <mo stretchy="false">=</mo>
        <mfrac>
          <mi mathvariant="italic">BAII</mi>
          <mrow>
            <mi mathvariant="italic">Activo</mi>
            <mi mathvariant="italic">Total</mi>
          </mrow>
        </mfrac>
      </mrow>
    </mrow>
    <annotation encoding="StarMath 5.0">Rentabilidad   econ ó mica = {BAII} over {Activo   Total}</annotation>
  </semantics>
</math>
</file>

<file path=Object 5/content.xml><?xml version="1.0" encoding="utf-8"?>
<math xmlns="http://www.w3.org/1998/Math/MathML" display="block">
  <semantics>
    <mrow>
      <mi mathvariant="italic">Rentabilidad</mi>
      <mrow>
        <mi mathvariant="italic">Empresa</mi>
        <mo stretchy="false">=</mo>
        <mfrac>
          <mrow>
            <mi mathvariant="italic">Beneficio</mi>
            <mi mathvariant="italic">Bruto</mi>
          </mrow>
          <mrow>
            <mi mathvariant="italic">Activo</mi>
            <mi mathvariant="italic">total</mi>
            <mi mathvariant="italic">neto</mi>
          </mrow>
        </mfrac>
        <mo stretchy="false">=</mo>
        <mfrac>
          <mrow>
            <mi mathvariant="italic">Ingresos</mi>
            <mrow>
              <mi mathvariant="italic">explotación</mi>
              <mo stretchy="false">−</mo>
              <mi mathvariant="italic">gastos</mi>
            </mrow>
            <mi mathvariant="italic">explotación</mi>
          </mrow>
          <mrow>
            <mi mathvariant="italic">Activo</mi>
            <mo stretchy="false">−</mo>
            <mi mathvariant="italic">amortización</mi>
            <mo stretchy="false">−</mo>
            <mi mathvariant="italic">provisiones</mi>
          </mrow>
        </mfrac>
      </mrow>
    </mrow>
    <annotation encoding="StarMath 5.0">Rentabilidad   Empresa = {Beneficio   Bruto} over {Activo   total   neto} = {Ingresos  explotación -   gastos   explotación} over {Activo -   amortización - provisiones}</annotation>
  </semantics>
</math>
</file>

<file path=Object 7/content.xml><?xml version="1.0" encoding="utf-8"?>
<math xmlns="http://www.w3.org/1998/Math/MathML" display="block">
  <semantics>
    <mrow>
      <mi mathvariant="italic">Beneficio</mi>
      <mi mathvariant="italic">por</mi>
      <mrow>
        <mi mathvariant="italic">acción</mi>
        <mo stretchy="false">=</mo>
        <mfrac>
          <mrow>
            <mi mathvariant="italic">Beneficio</mi>
            <mi mathvariant="italic">neto</mi>
          </mrow>
          <mrow>
            <mi mathvariant="italic">Numero</mi>
            <mi mathvariant="italic">de</mi>
            <mi mathvariant="italic">acciones</mi>
          </mrow>
        </mfrac>
      </mrow>
    </mrow>
    <annotation encoding="StarMath 5.0">Beneficio por acción = { Beneficio neto } over { Numero de acciones }</annotation>
  </semantics>
</math>
</file>

<file path=Object 8/content.xml><?xml version="1.0" encoding="utf-8"?>
<math xmlns="http://www.w3.org/1998/Math/MathML" display="block">
  <semantics>
    <mrow>
      <mrow>
        <mi mathvariant="italic">Cash</mi>
        <mo stretchy="false">−</mo>
        <mi mathvariant="italic">Flow</mi>
      </mrow>
      <mi mathvariant="italic">por</mi>
      <mrow>
        <mi mathvariant="italic">acción</mi>
        <mo stretchy="false">=</mo>
        <mrow>
          <mfrac>
            <mrow>
              <mi mathvariant="italic">Cash</mi>
              <mo stretchy="false">−</mo>
              <mi mathvariant="italic">Flow</mi>
            </mrow>
            <mi mathvariant="italic">Acción</mi>
          </mfrac>
          <mo stretchy="false">×</mo>
          <mn>100</mn>
        </mrow>
      </mrow>
    </mrow>
    <annotation encoding="StarMath 5.0">Cash-Flow por acción = { Cash-Flow } over { Acción } times {100}</annotation>
  </semantics>
</math>
</file>

<file path=Object 9/content.xml><?xml version="1.0" encoding="utf-8"?>
<math xmlns="http://www.w3.org/1998/Math/MathML" display="block">
  <semantics>
    <mrow>
      <mi mathvariant="italic">Rentabilidad</mi>
      <mi mathvariant="italic">de</mi>
      <mi mathvariant="italic">las</mi>
      <mrow>
        <mi mathvariant="italic">ventas</mi>
        <mo stretchy="false">=</mo>
        <mfrac>
          <mrow>
            <mi mathvariant="italic">Beneficio</mi>
            <mi mathvariant="italic">bruto</mi>
          </mrow>
          <mi mathvariant="italic">Ventas</mi>
        </mfrac>
      </mrow>
    </mrow>
    <annotation encoding="StarMath 5.0">Rentabilidad de las ventas = { Beneficio bruto } over { Ventas }</annotation>
  </semantics>
</math>
</file>